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content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tyle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puter Modern" svg:font-family="'Computer Modern'"/>
    <style:font-face style:name="HelveticaNeue" svg:font-family="HelveticaNeue"/>
    <style:font-face style:name="TimesNewRomanPS" svg:font-family="TimesNewRomanPS"/>
    <style:font-face style:name="IPAPMincho" svg:font-family="IPAPMincho" style:font-pitch="variable"/>
    <style:font-face style:name="Titr" svg:font-family="Tit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27cm" svg:stroke-color="#c11b24" draw:stroke-linejoin="round" svg:stroke-linecap="round" draw:fill="none" fo:padding-top="0.013cm" fo:padding-bottom="0.013cm" fo:padding-left="0.013cm" fo:padding-right="0.013cm"/>
    </style:style>
    <style:style style:name="gr3" style:family="graphic" style:parent-style-name="standard">
      <style:graphic-properties draw:stroke="none" draw:fill="solid" draw:fill-color="#c11b24"/>
    </style:style>
    <style:style style:name="gr4" style:family="graphic" style:parent-style-name="standard">
      <style:graphic-properties draw:stroke="solid" svg:stroke-width="0.027cm" svg:stroke-color="#c11b24" draw:stroke-linejoin="miter" svg:stroke-linecap="butt" draw:fill="none" fo:padding-top="0.013cm" fo:padding-bottom="0.013cm" fo:padding-left="0.013cm" fo:padding-right="0.013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22cm" fo:min-width="0.222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48cm" fo:min-width="0.348cm" fo:padding-top="0cm" fo:padding-bottom="0cm" fo:padding-left="0cm" fo:padding-right="0cm"/>
    </style:style>
    <style:style style:name="gr7" style:family="graphic" style:parent-style-name="Object_20_with_20_no_20_fill_20_and_20_no_20_line">
      <style:graphic-properties draw:textarea-vertical-align="middle" draw:ole-draw-aspect="1" style:protect="size"/>
    </style:style>
    <style:style style:name="gr8" style:family="graphic" style:parent-style-name="standard">
      <style:graphic-properties draw:stroke="solid" svg:stroke-width="0.027cm" svg:stroke-color="#c11b24" draw:stroke-linejoin="round" svg:stroke-linecap="round" draw:fill="none" draw:textarea-vertical-align="middle" fo:padding-top="0.013cm" fo:padding-bottom="0.013cm" fo:padding-left="0.013cm" fo:padding-right="0.013cm"/>
    </style:style>
    <style:style style:name="gr9" style:family="graphic" style:parent-style-name="standard">
      <style:graphic-properties draw:stroke="none" svg:stroke-color="#000000" draw:fill="none" draw:fill-color="#ffffff" fo:min-height="0.512cm"/>
    </style:style>
    <style:style style:name="gr10" style:family="graphic" style:parent-style-name="standard">
      <style:graphic-properties draw:stroke="none" svg:stroke-color="#000000" draw:fill="none" draw:fill-color="#ffffff" fo:min-height="0.607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solid" draw:fill-color="#c11b24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6.40000009536743pt" style:font-size-asian="6.40000009536743pt" style:font-size-complex="6.40000009536743pt"/>
    </style:style>
    <style:style style:name="P6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  <style:text-properties style:font-name="Titr" fo:font-size="8pt" style:font-size-asian="8pt" style:font-name-complex="Titr" style:font-size-complex="8pt"/>
    </style:style>
    <style:style style:name="P9" style:family="paragraph">
      <style:text-properties style:font-name="Titr" fo:font-size="8pt" style:font-size-asian="8pt" style:font-name-complex="Titr" style:font-size-complex="8pt"/>
    </style:style>
    <style:style style:name="P10" style:family="paragraph">
      <loext:graphic-properties draw:fill="none" draw:fill-color="#ffffff"/>
      <style:text-properties style:font-name="IPAPMincho" fo:font-size="8pt" style:font-size-asian="8pt" style:font-name-complex="Titr" style:font-size-complex="8pt"/>
    </style:style>
    <style:style style:name="P11" style:family="paragraph">
      <loext:graphic-properties draw:fill="none" draw:fill-color="#ffffff"/>
      <style:text-properties style:font-name="Titr" fo:font-size="8pt" style:font-size-asian="8pt" style:font-name-complex="Titr" style:font-size-complex="8pt"/>
    </style:style>
    <style:style style:name="P12" style:family="paragraph">
      <style:paragraph-properties fo:text-align="center"/>
      <style:text-properties style:font-name="Titr" style:font-name-complex="Titr"/>
    </style:style>
    <style:style style:name="P13" style:family="paragraph">
      <loext:graphic-properties draw:fill="none" draw:fill-color="#ffffff"/>
      <style:paragraph-properties fo:text-align="center"/>
      <style:text-properties style:font-name="Titr" style:font-name-complex="Titr"/>
    </style:style>
    <style:style style:name="T1" style:family="text">
      <style:text-properties fo:color="#000000" style:font-name="HelveticaNeue" fo:font-size="6.40000009536743pt" style:font-size-asian="6.40000009536743pt" style:font-name-complex="HelveticaNeue" style:font-size-complex="6.40000009536743pt"/>
    </style:style>
    <style:style style:name="T2" style:family="text">
      <style:text-properties fo:color="#000000" style:font-name="HelveticaNeue" fo:font-size="9.89999961853027pt" style:font-size-asian="9.89999961853027pt" style:font-name-complex="HelveticaNeue" style:font-size-complex="9.89999961853027pt"/>
    </style:style>
    <style:style style:name="T3" style:family="text">
      <style:text-properties style:font-name="Titr" fo:font-size="8pt" style:font-size-asian="8pt" style:font-name-complex="Titr" style:font-size-complex="8pt"/>
    </style:style>
    <style:style style:name="T4" style:family="text">
      <style:text-properties style:font-name="Titr" style:font-name-complex="Tit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.256cm" svg:height="1.256cm" svg:x="7.631cm" svg:y="0.862cm" svg:viewBox="0 0 1257 1257" svg:d="M1073 184c245 246 245 643 0 889-246 245-644 245-889 0-245-246-245-643 0-889 245-245 643-245 889 0z">
          <text:p/>
        </draw:path>
        <draw:path draw:style-name="gr2" draw:text-style-name="P2" draw:layer="layout" svg:width="1.256cm" svg:height="1.256cm" svg:x="7.631cm" svg:y="0.862cm" svg:viewBox="0 0 1257 1257" svg:d="M1073 184c245 246 245 643 0 889-246 245-644 245-889 0-245-246-245-643 0-889 245-245 643-245 889 0z">
          <text:p/>
        </draw:path>
        <draw:path draw:style-name="gr1" draw:text-style-name="P1" draw:layer="layout" svg:width="1.256cm" svg:height="1.256cm" svg:x="0.358cm" svg:y="0.862cm" svg:viewBox="0 0 1257 1257" svg:d="M1073 184c246 246 246 643 0 889-245 245-642 245-888 0-247-246-247-643 0-889 246-245 643-245 888 0z">
          <text:p/>
        </draw:path>
        <draw:path draw:style-name="gr2" draw:text-style-name="P2" draw:layer="layout" svg:width="1.256cm" svg:height="1.256cm" svg:x="0.358cm" svg:y="0.862cm" svg:viewBox="0 0 1257 1257" svg:d="M1073 184c246 246 246 643 0 889-245 245-642 245-888 0-247-246-247-643 0-889 246-245 643-245 888 0z">
          <text:p/>
        </draw:path>
        <draw:path draw:style-name="gr1" draw:text-style-name="P1" draw:layer="layout" svg:width="1.256cm" svg:height="1.256cm" svg:x="2.115cm" svg:y="0.862cm" svg:viewBox="0 0 1257 1257" svg:d="M1073 184c245 246 245 643 0 889-245 245-644 245-889 0-245-246-245-643 0-889 245-245 644-245 889 0z">
          <text:p/>
        </draw:path>
        <draw:path draw:style-name="gr2" draw:text-style-name="P2" draw:layer="layout" svg:width="1.256cm" svg:height="1.256cm" svg:x="2.115cm" svg:y="0.862cm" svg:viewBox="0 0 1257 1257" svg:d="M1073 184c245 246 245 643 0 889-245 245-644 245-889 0-245-246-245-643 0-889 245-245 644-245 889 0z">
          <text:p/>
        </draw:path>
        <draw:line draw:style-name="gr2" draw:text-style-name="P2" draw:layer="layout" svg:x1="1.627cm" svg:y1="1.489cm" svg:x2="1.921cm" svg:y2="1.489cm">
          <text:p/>
        </draw:line>
        <draw:polygon draw:style-name="gr3" draw:text-style-name="P3" draw:layer="layout" svg:width="0.134cm" svg:height="0.101cm" svg:x="1.921cm" svg:y="1.439cm" svg:viewBox="0 0 135 102" draw:points="135,51 0,0 0,102">
          <text:p/>
        </draw:polygon>
        <draw:polygon draw:style-name="gr4" draw:text-style-name="P2" draw:layer="layout" svg:width="0.134cm" svg:height="0.101cm" svg:x="1.921cm" svg:y="1.439cm" svg:viewBox="0 0 135 102" draw:points="135,51 0,0 0,102">
          <text:p/>
        </draw:polygon>
        <draw:path draw:style-name="gr1" draw:text-style-name="P1" draw:layer="layout" svg:width="1.256cm" svg:height="1.256cm" svg:x="4.873cm" svg:y="0.862cm" svg:viewBox="0 0 1257 1257" svg:d="M1073 184c245 246 245 643 0 889-245 245-643 245-889 0-245-246-245-643 0-889 246-245 644-245 889 0z">
          <text:p/>
        </draw:path>
        <draw:path draw:style-name="gr2" draw:text-style-name="P2" draw:layer="layout" svg:width="1.256cm" svg:height="1.256cm" svg:x="4.873cm" svg:y="0.862cm" svg:viewBox="0 0 1257 1257" svg:d="M1073 184c245 246 245 643 0 889-245 245-643 245-889 0-245-246-245-643 0-889 246-245 644-245 889 0z">
          <text:p/>
        </draw:path>
        <draw:path draw:style-name="gr1" draw:text-style-name="P1" draw:layer="layout" svg:width="1.256cm" svg:height="1.256cm" svg:x="4.873cm" svg:y="5.194cm" svg:viewBox="0 0 1257 1257" svg:d="M1073 184c245 247 245 644 0 889s-643 245-889 0c-245-245-245-642 0-889 246-245 644-245 889 0z">
          <text:p/>
        </draw:path>
        <draw:path draw:style-name="gr2" draw:text-style-name="P2" draw:layer="layout" svg:width="1.256cm" svg:height="1.256cm" svg:x="4.873cm" svg:y="5.194cm" svg:viewBox="0 0 1257 1257" svg:d="M1073 184c245 247 245 644 0 889s-643 245-889 0c-245-245-245-642 0-889 246-245 644-245 889 0z">
          <text:p/>
        </draw:path>
        <draw:frame draw:style-name="gr5" draw:text-style-name="P5" draw:layer="layout" svg:width="0.226cm" svg:height="0.259cm" svg:x="5.39cm" svg:y="1.363cm">
          <draw:text-box>
            <text:p text:style-name="P4"><text:span text:style-name="T1">…</text:span></text:p>
          </draw:text-box>
        </draw:frame>
        <draw:path draw:style-name="gr1" draw:text-style-name="P1" draw:layer="layout" svg:width="1.256cm" svg:height="1.256cm" svg:x="2.115cm" svg:y="5.194cm" svg:viewBox="0 0 1257 1257" svg:d="M1073 184c245 247 245 644 0 889s-644 245-889 0-245-642 0-889c245-245 644-245 889 0z">
          <text:p/>
        </draw:path>
        <draw:path draw:style-name="gr2" draw:text-style-name="P2" draw:layer="layout" svg:width="1.256cm" svg:height="1.256cm" svg:x="2.115cm" svg:y="5.194cm" svg:viewBox="0 0 1257 1257" svg:d="M1073 184c245 247 245 644 0 889s-644 245-889 0-245-642 0-889c245-245 644-245 889 0z">
          <text:p/>
        </draw:path>
        <draw:frame draw:style-name="gr6" draw:text-style-name="P6" draw:layer="layout" svg:width="0.349cm" svg:height="0.403cm" svg:x="5.327cm" svg:y="5.627cm">
          <draw:text-box>
            <text:p text:style-name="P4"><text:span text:style-name="T2">…</text:span></text:p>
          </draw:text-box>
        </draw:frame>
        <draw:polygon draw:style-name="gr3" draw:text-style-name="P3" draw:layer="layout" svg:width="0.136cm" svg:height="0.101cm" svg:x="4.678cm" svg:y="1.482cm" svg:viewBox="0 0 137 102" draw:points="137,43 0,0 5,102">
          <text:p/>
        </draw:polygon>
        <draw:polygon draw:style-name="gr4" draw:text-style-name="P2" draw:layer="layout" svg:width="0.136cm" svg:height="0.101cm" svg:x="4.678cm" svg:y="1.482cm" svg:viewBox="0 0 137 102" draw:points="137,43 0,0 5,102">
          <text:p/>
        </draw:polygon>
        <draw:path draw:style-name="gr1" draw:text-style-name="P1" draw:layer="layout" svg:width="1.256cm" svg:height="1.256cm" svg:x="7.631cm" svg:y="5.194cm" svg:viewBox="0 0 1257 1257" svg:d="M1073 184c245 247 245 644 0 889-246 245-644 245-889 0s-245-642 0-889c245-245 643-245 889 0z">
          <text:p/>
        </draw:path>
        <draw:path draw:style-name="gr2" draw:text-style-name="P2" draw:layer="layout" svg:width="1.256cm" svg:height="1.256cm" svg:x="7.631cm" svg:y="5.194cm" svg:viewBox="0 0 1257 1257" svg:d="M1073 184c245 247 245 644 0 889-246 245-644 245-889 0s-245-642 0-889c245-245 643-245 889 0z">
          <text:p/>
        </draw:path>
        <draw:line draw:style-name="gr2" draw:text-style-name="P2" draw:layer="layout" svg:x1="8.273cm" svg:y1="2.131cm" svg:x2="8.253cm" svg:y2="2.959cm">
          <text:p/>
        </draw:line>
        <draw:polygon draw:style-name="gr3" draw:text-style-name="P3" draw:layer="layout" svg:width="0.1cm" svg:height="0.133cm" svg:x="8.209cm" svg:y="2.87cm" svg:viewBox="0 0 101 134" draw:points="51,134 101,0 0,0">
          <text:p/>
        </draw:polygon>
        <draw:polygon draw:style-name="gr4" draw:text-style-name="P2" draw:layer="layout" svg:width="0.1cm" svg:height="0.133cm" svg:x="8.209cm" svg:y="2.87cm" svg:viewBox="0 0 101 134" draw:points="51,134 101,0 0,0">
          <text:p/>
        </draw:polygon>
        <draw:line draw:style-name="gr2" draw:text-style-name="P2" draw:layer="layout" svg:x1="3.032cm" svg:y1="5.245cm" svg:x2="5.064cm" svg:y2="1.943cm">
          <text:p/>
        </draw:line>
        <draw:polygon draw:style-name="gr3" draw:text-style-name="P3" draw:layer="layout" svg:width="0.131cm" svg:height="0.13cm" draw:transform="rotate (0.261799387799149) translate (4.92086407997957cm 1.99271527973542cm)" svg:viewBox="0 0 132 131" draw:points="132,0 0,60 73,131">
          <text:p/>
        </draw:polygon>
        <draw:polygon draw:style-name="gr4" draw:text-style-name="P2" draw:layer="layout" svg:width="0.131cm" svg:height="0.13cm" draw:transform="rotate (0.261799387799149) translate (4.92086407997957cm 1.99271527973542cm)" svg:viewBox="0 0 132 131" draw:points="132,0 0,60 73,131">
          <text:p/>
        </draw:polygon>
        <draw:path draw:style-name="gr2" draw:text-style-name="P2" draw:layer="layout" svg:width="3.5cm" svg:height="0.614cm" svg:x="1.436cm" svg:y="0.419cm" svg:viewBox="0 0 3501 615" svg:d="M0 615c2112-1279 3435-166 3435-166 0 0-393-271 66 45">
          <text:p/>
        </draw:path>
        <draw:polygon draw:style-name="gr3" draw:text-style-name="P3" draw:layer="layout" svg:width="0.13cm" svg:height="0.13cm" svg:x="4.885cm" svg:y="0.873cm" svg:viewBox="0 0 131 131" draw:points="131,131 71,0 0,71">
          <text:p/>
        </draw:polygon>
        <draw:polygon draw:style-name="gr4" draw:text-style-name="P2" draw:layer="layout" svg:width="0.13cm" svg:height="0.13cm" svg:x="4.885cm" svg:y="0.873cm" svg:viewBox="0 0 131 131" draw:points="131,131 71,0 0,71">
          <text:p/>
        </draw:polygon>
        <draw:path draw:style-name="gr2" draw:text-style-name="P2" draw:layer="layout" svg:width="6.222cm" svg:height="0.75cm" svg:x="1.381cm" svg:y="0.292cm" svg:viewBox="0 0 6223 751" svg:d="M0 751c2078-1163 4553-807 6223-67">
          <text:p/>
        </draw:path>
        <draw:polygon draw:style-name="gr3" draw:text-style-name="P3" draw:layer="layout" svg:width="0.138cm" svg:height="0.118cm" svg:x="7.593cm" svg:y="0.931cm" svg:viewBox="0 0 139 119" draw:points="139,119 58,0 0,83">
          <text:p/>
        </draw:polygon>
        <draw:polygon draw:style-name="gr4" draw:text-style-name="P2" draw:layer="layout" svg:width="0.138cm" svg:height="0.118cm" svg:x="7.593cm" svg:y="0.931cm" svg:viewBox="0 0 139 119" draw:points="139,119 58,0 0,83">
          <text:p/>
        </draw:polygon>
        <draw:frame draw:style-name="gr7" draw:text-style-name="P7" draw:layer="layout" svg:width="0.593cm" svg:height="0.66cm" svg:x="0.718cm" svg:y="1.16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text-style-name="P7" draw:layer="layout" svg:width="0.7cm" svg:height="0.756cm" svg:x="2.401cm" svg:y="1.124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7" draw:text-style-name="P7" draw:layer="layout" svg:width="0.745cm" svg:height="0.756cm" svg:x="7.92cm" svg:y="1.124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7" draw:text-style-name="P7" draw:layer="layout" svg:width="0.712cm" svg:height="0.756cm" svg:x="2.401cm" svg:y="5.437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7" draw:text-style-name="P7" draw:layer="layout" svg:width="0.757cm" svg:height="0.756cm" svg:x="7.906cm" svg:y="5.437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path draw:style-name="gr1" draw:text-style-name="P1" draw:layer="layout" svg:width="1.256cm" svg:height="1.256cm" svg:x="4.873cm" svg:y="3.019cm" svg:viewBox="0 0 1257 1257" svg:d="M1073 184c245 247 245 644 0 889s-643 245-889 0c-245-245-245-642 0-889 246-245 644-245 889 0z">
          <text:p/>
        </draw:path>
        <draw:path draw:style-name="gr2" draw:text-style-name="P2" draw:layer="layout" svg:width="1.256cm" svg:height="1.256cm" svg:x="4.873cm" svg:y="3.019cm" svg:viewBox="0 0 1257 1257" svg:d="M1073 184c245 247 245 644 0 889s-643 245-889 0c-245-245-245-642 0-889 246-245 644-245 889 0z">
          <text:p/>
        </draw:path>
        <draw:path draw:style-name="gr1" draw:text-style-name="P1" draw:layer="layout" svg:width="1.256cm" svg:height="1.256cm" svg:x="2.115cm" svg:y="3.019cm" svg:viewBox="0 0 1257 1257" svg:d="M1073 184c245 247 245 644 0 889s-644 245-889 0-245-642 0-889c245-245 644-245 889 0z">
          <text:p/>
        </draw:path>
        <draw:path draw:style-name="gr2" draw:text-style-name="P2" draw:layer="layout" svg:width="1.256cm" svg:height="1.256cm" svg:x="2.115cm" svg:y="3.019cm" svg:viewBox="0 0 1257 1257" svg:d="M1073 184c245 247 245 644 0 889s-644 245-889 0-245-642 0-889c245-245 644-245 889 0z">
          <text:p/>
        </draw:path>
        <draw:frame draw:style-name="gr6" draw:text-style-name="P6" draw:layer="layout" svg:width="0.349cm" svg:height="0.403cm" svg:x="5.327cm" svg:y="3.452cm">
          <draw:text-box>
            <text:p text:style-name="P4"><text:span text:style-name="T2">…</text:span></text:p>
          </draw:text-box>
        </draw:frame>
        <draw:path draw:style-name="gr1" draw:text-style-name="P1" draw:layer="layout" svg:width="1.256cm" svg:height="1.256cm" svg:x="7.631cm" svg:y="3.019cm" svg:viewBox="0 0 1257 1257" svg:d="M1073 184c245 247 245 644 0 889-246 245-644 245-889 0s-245-642 0-889c245-245 643-245 889 0z">
          <text:p/>
        </draw:path>
        <draw:path draw:style-name="gr2" draw:text-style-name="P2" draw:layer="layout" svg:width="1.256cm" svg:height="1.256cm" svg:x="7.631cm" svg:y="3.019cm" svg:viewBox="0 0 1257 1257" svg:d="M1073 184c245 247 245 644 0 889-246 245-644 245-889 0s-245-642 0-889c245-245 643-245 889 0z">
          <text:p/>
        </draw:path>
        <draw:frame draw:style-name="gr7" draw:text-style-name="P7" draw:layer="layout" svg:width="0.713cm" svg:height="0.756cm" svg:x="2.401cm" svg:y="3.262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7" draw:text-style-name="P7" draw:layer="layout" svg:width="0.758cm" svg:height="0.756cm" svg:x="7.906cm" svg:y="3.262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2" draw:text-style-name="P2" draw:layer="layout" svg:x1="3.374cm" svg:y1="1.527cm" svg:x2="4.684cm" svg:y2="1.527cm">
          <text:p/>
        </draw:line>
        <draw:polygon draw:style-name="gr3" draw:text-style-name="P3" draw:layer="layout" svg:width="0.136cm" svg:height="0.101cm" svg:x="7.435cm" svg:y="1.483cm" svg:viewBox="0 0 137 102" draw:points="137,43 0,0 5,102">
          <text:p/>
        </draw:polygon>
        <draw:polygon draw:style-name="gr4" draw:text-style-name="P2" draw:layer="layout" svg:width="0.136cm" svg:height="0.101cm" svg:x="7.435cm" svg:y="1.483cm" svg:viewBox="0 0 137 102" draw:points="137,43 0,0 5,102">
          <text:p/>
        </draw:polygon>
        <draw:line draw:style-name="gr2" draw:text-style-name="P2" draw:layer="layout" svg:x1="6.131cm" svg:y1="1.528cm" svg:x2="7.441cm" svg:y2="1.528cm">
          <text:p/>
        </draw:line>
        <draw:frame draw:style-name="gr5" draw:text-style-name="P5" draw:layer="layout" svg:width="0.226cm" svg:height="0.259cm" svg:x="5.383cm" svg:y="1.364cm">
          <draw:text-box>
            <text:p text:style-name="P4"><text:span text:style-name="T1">…</text:span></text:p>
          </draw:text-box>
        </draw:frame>
        <draw:polygon draw:style-name="gr3" draw:text-style-name="P3" draw:layer="layout" svg:width="0.136cm" svg:height="0.101cm" svg:x="4.671cm" svg:y="1.483cm" svg:viewBox="0 0 137 102" draw:points="137,43 0,0 5,102">
          <text:p/>
        </draw:polygon>
        <draw:polygon draw:style-name="gr4" draw:text-style-name="P2" draw:layer="layout" svg:width="0.136cm" svg:height="0.101cm" svg:x="4.671cm" svg:y="1.483cm" svg:viewBox="0 0 137 102" draw:points="137,43 0,0 5,102">
          <text:p/>
        </draw:polygon>
        <draw:line draw:style-name="gr2" draw:text-style-name="P2" draw:layer="layout" svg:x1="3.367cm" svg:y1="1.528cm" svg:x2="4.677cm" svg:y2="1.528cm">
          <text:p/>
        </draw:line>
        <draw:line draw:style-name="gr2" draw:text-style-name="P2" draw:layer="layout" svg:x1="5.523cm" svg:y1="2.123cm" svg:x2="5.503cm" svg:y2="2.951cm">
          <text:p/>
        </draw:line>
        <draw:polygon draw:style-name="gr3" draw:text-style-name="P3" draw:layer="layout" svg:width="0.1cm" svg:height="0.133cm" svg:x="5.459cm" svg:y="2.862cm" svg:viewBox="0 0 101 134" draw:points="51,134 101,0 0,0">
          <text:p/>
        </draw:polygon>
        <draw:polygon draw:style-name="gr4" draw:text-style-name="P2" draw:layer="layout" svg:width="0.1cm" svg:height="0.133cm" svg:x="5.459cm" svg:y="2.862cm" svg:viewBox="0 0 101 134" draw:points="51,134 101,0 0,0">
          <text:p/>
        </draw:polygon>
        <draw:line draw:style-name="gr2" draw:text-style-name="P2" draw:layer="layout" svg:x1="2.733cm" svg:y1="2.129cm" svg:x2="2.713cm" svg:y2="2.957cm">
          <text:p/>
        </draw:line>
        <draw:polygon draw:style-name="gr3" draw:text-style-name="P3" draw:layer="layout" svg:width="0.1cm" svg:height="0.133cm" svg:x="2.669cm" svg:y="2.868cm" svg:viewBox="0 0 101 134" draw:points="51,134 101,0 0,0">
          <text:p/>
        </draw:polygon>
        <draw:polygon draw:style-name="gr4" draw:text-style-name="P2" draw:layer="layout" svg:width="0.1cm" svg:height="0.133cm" svg:x="2.669cm" svg:y="2.868cm" svg:viewBox="0 0 101 134" draw:points="51,134 101,0 0,0">
          <text:p/>
        </draw:polygon>
        <draw:line draw:style-name="gr8" draw:text-style-name="P8" draw:layer="layout" svg:x1="2.734cm" svg:y1="4.293cm" svg:x2="2.714cm" svg:y2="5.121cm">
          <text:p text:style-name="P7"/>
        </draw:line>
        <draw:polygon draw:style-name="gr3" draw:text-style-name="P3" draw:layer="layout" svg:width="0.1cm" svg:height="0.133cm" svg:x="2.67cm" svg:y="5.032cm" svg:viewBox="0 0 101 134" draw:points="51,134 101,0 0,0">
          <text:p/>
        </draw:polygon>
        <draw:polygon draw:style-name="gr4" draw:text-style-name="P2" draw:layer="layout" svg:width="0.1cm" svg:height="0.133cm" svg:x="2.67cm" svg:y="5.032cm" svg:viewBox="0 0 101 134" draw:points="51,134 101,0 0,0">
          <text:p/>
        </draw:polygon>
        <draw:line draw:style-name="gr2" draw:text-style-name="P2" draw:layer="layout" svg:x1="5.516cm" svg:y1="4.294cm" svg:x2="5.496cm" svg:y2="5.122cm">
          <text:p/>
        </draw:line>
        <draw:polygon draw:style-name="gr3" draw:text-style-name="P3" draw:layer="layout" svg:width="0.1cm" svg:height="0.133cm" svg:x="5.452cm" svg:y="5.033cm" svg:viewBox="0 0 101 134" draw:points="51,134 101,0 0,0">
          <text:p/>
        </draw:polygon>
        <draw:polygon draw:style-name="gr4" draw:text-style-name="P2" draw:layer="layout" svg:width="0.1cm" svg:height="0.133cm" svg:x="5.452cm" svg:y="5.033cm" svg:viewBox="0 0 101 134" draw:points="51,134 101,0 0,0">
          <text:p/>
        </draw:polygon>
        <draw:line draw:style-name="gr2" draw:text-style-name="P2" draw:layer="layout" svg:x1="8.269cm" svg:y1="4.279cm" svg:x2="8.249cm" svg:y2="5.107cm">
          <text:p/>
        </draw:line>
        <draw:polygon draw:style-name="gr3" draw:text-style-name="P3" draw:layer="layout" svg:width="0.1cm" svg:height="0.133cm" svg:x="8.205cm" svg:y="5.018cm" svg:viewBox="0 0 101 134" draw:points="51,134 101,0 0,0">
          <text:p/>
        </draw:polygon>
        <draw:polygon draw:style-name="gr4" draw:text-style-name="P2" draw:layer="layout" svg:width="0.1cm" svg:height="0.133cm" svg:x="8.205cm" svg:y="5.018cm" svg:viewBox="0 0 101 134" draw:points="51,134 101,0 0,0">
          <text:p/>
        </draw:polygon>
        <draw:line draw:style-name="gr2" draw:text-style-name="P2" draw:layer="layout" svg:x1="5.777cm" svg:y1="5.245cm" svg:x2="7.809cm" svg:y2="1.943cm">
          <text:p/>
        </draw:line>
        <draw:polygon draw:style-name="gr3" draw:text-style-name="P3" draw:layer="layout" svg:width="0.131cm" svg:height="0.13cm" draw:transform="rotate (0.261799387799149) translate (7.67886407997957cm 1.98771527973542cm)" svg:viewBox="0 0 132 131" draw:points="132,0 0,60 73,131">
          <text:p/>
        </draw:polygon>
        <draw:polygon draw:style-name="gr4" draw:text-style-name="P2" draw:layer="layout" svg:width="0.131cm" svg:height="0.13cm" draw:transform="rotate (0.261799387799149) translate (7.67886407997957cm 1.98771527973542cm)" svg:viewBox="0 0 132 131" draw:points="132,0 0,60 73,131">
          <text:p/>
        </draw:polygon>
        <draw:frame draw:style-name="gr9" draw:text-style-name="P10" draw:layer="layout" svg:width="1.905cm" svg:height="0.762cm" svg:x="1cm" svg:y="4.356cm">
          <draw:text-box>
            <text:p text:style-name="P9"><text:span text:style-name="T3">Sa</text:span><text:span text:style-name="T3">m</text:span><text:span text:style-name="T3">pl</text:span><text:span text:style-name="T3">in</text:span><text:span text:style-name="T3">g</text:span></text:p>
          </draw:text-box>
        </draw:frame>
        <draw:frame draw:style-name="gr9" draw:text-style-name="P11" draw:layer="layout" svg:width="1.905cm" svg:height="0.762cm" svg:x="3.801cm" svg:y="4.356cm">
          <draw:text-box>
            <text:p text:style-name="P9"><text:span text:style-name="T3">S</text:span><text:span text:style-name="T3">a</text:span><text:span text:style-name="T3">m</text:span><text:span text:style-name="T3">p</text:span><text:span text:style-name="T3">l</text:span><text:span text:style-name="T3">i</text:span><text:span text:style-name="T3">n</text:span><text:span text:style-name="T3">g</text:span></text:p>
          </draw:text-box>
        </draw:frame>
        <draw:frame draw:style-name="gr9" draw:text-style-name="P11" draw:layer="layout" svg:width="1.905cm" svg:height="0.762cm" svg:x="6.502cm" svg:y="4.356cm">
          <draw:text-box>
            <text:p text:style-name="P9"><text:span text:style-name="T3">Sa</text:span><text:span text:style-name="T3">m</text:span><text:span text:style-name="T3">pli</text:span><text:span text:style-name="T3">ng</text:span></text:p>
          </draw:text-box>
        </draw:frame>
        <draw:path draw:style-name="gr1" draw:text-style-name="P1" draw:layer="layout" svg:width="1.256cm" svg:height="1.256cm" svg:x="18.331cm" svg:y="0.862cm" svg:viewBox="0 0 1257 1257" svg:d="M1073 184c245 246 245 643 0 889-246 245-644 245-889 0-245-246-245-643 0-889 245-245 643-245 889 0z">
          <text:p/>
        </draw:path>
        <draw:path draw:style-name="gr2" draw:text-style-name="P2" draw:layer="layout" svg:width="1.256cm" svg:height="1.256cm" svg:x="18.331cm" svg:y="0.862cm" svg:viewBox="0 0 1257 1257" svg:d="M1073 184c245 246 245 643 0 889-246 245-644 245-889 0-245-246-245-643 0-889 245-245 643-245 889 0z">
          <text:p/>
        </draw:path>
        <draw:path draw:style-name="gr1" draw:text-style-name="P1" draw:layer="layout" svg:width="1.256cm" svg:height="1.256cm" svg:x="11.058cm" svg:y="0.862cm" svg:viewBox="0 0 1257 1257" svg:d="M1073 184c246 246 246 643 0 889-245 245-642 245-888 0-247-246-247-643 0-889 246-245 643-245 888 0z">
          <text:p/>
        </draw:path>
        <draw:path draw:style-name="gr2" draw:text-style-name="P2" draw:layer="layout" svg:width="1.256cm" svg:height="1.256cm" svg:x="11.058cm" svg:y="0.862cm" svg:viewBox="0 0 1257 1257" svg:d="M1073 184c246 246 246 643 0 889-245 245-642 245-888 0-247-246-247-643 0-889 246-245 643-245 888 0z">
          <text:p/>
        </draw:path>
        <draw:path draw:style-name="gr1" draw:text-style-name="P1" draw:layer="layout" svg:width="1.256cm" svg:height="1.256cm" svg:x="12.815cm" svg:y="0.862cm" svg:viewBox="0 0 1257 1257" svg:d="M1073 184c245 246 245 643 0 889-245 245-644 245-889 0-245-246-245-643 0-889 245-245 644-245 889 0z">
          <text:p/>
        </draw:path>
        <draw:path draw:style-name="gr2" draw:text-style-name="P2" draw:layer="layout" svg:width="1.256cm" svg:height="1.256cm" svg:x="12.815cm" svg:y="0.862cm" svg:viewBox="0 0 1257 1257" svg:d="M1073 184c245 246 245 643 0 889-245 245-644 245-889 0-245-246-245-643 0-889 245-245 644-245 889 0z">
          <text:p/>
        </draw:path>
        <draw:line draw:style-name="gr2" draw:text-style-name="P2" draw:layer="layout" svg:x1="12.327cm" svg:y1="1.489cm" svg:x2="12.621cm" svg:y2="1.489cm">
          <text:p/>
        </draw:line>
        <draw:polygon draw:style-name="gr3" draw:text-style-name="P3" draw:layer="layout" svg:width="0.134cm" svg:height="0.101cm" svg:x="12.621cm" svg:y="1.439cm" svg:viewBox="0 0 135 102" draw:points="135,51 0,0 0,102">
          <text:p/>
        </draw:polygon>
        <draw:polygon draw:style-name="gr4" draw:text-style-name="P2" draw:layer="layout" svg:width="0.134cm" svg:height="0.101cm" svg:x="12.621cm" svg:y="1.439cm" svg:viewBox="0 0 135 102" draw:points="135,51 0,0 0,102">
          <text:p/>
        </draw:polygon>
        <draw:path draw:style-name="gr1" draw:text-style-name="P1" draw:layer="layout" svg:width="1.256cm" svg:height="1.256cm" svg:x="15.573cm" svg:y="0.862cm" svg:viewBox="0 0 1257 1257" svg:d="M1073 184c245 246 245 643 0 889-245 245-643 245-889 0-245-246-245-643 0-889 246-245 644-245 889 0z">
          <text:p/>
        </draw:path>
        <draw:path draw:style-name="gr2" draw:text-style-name="P2" draw:layer="layout" svg:width="1.256cm" svg:height="1.256cm" svg:x="15.573cm" svg:y="0.862cm" svg:viewBox="0 0 1257 1257" svg:d="M1073 184c245 246 245 643 0 889-245 245-643 245-889 0-245-246-245-643 0-889 246-245 644-245 889 0z">
          <text:p/>
        </draw:path>
        <draw:path draw:style-name="gr1" draw:text-style-name="P1" draw:layer="layout" svg:width="1.256cm" svg:height="1.256cm" svg:x="15.573cm" svg:y="5.194cm" svg:viewBox="0 0 1257 1257" svg:d="M1073 184c245 247 245 644 0 889s-643 245-889 0c-245-245-245-642 0-889 246-245 644-245 889 0z">
          <text:p/>
        </draw:path>
        <draw:path draw:style-name="gr2" draw:text-style-name="P2" draw:layer="layout" svg:width="1.256cm" svg:height="1.256cm" svg:x="15.573cm" svg:y="5.194cm" svg:viewBox="0 0 1257 1257" svg:d="M1073 184c245 247 245 644 0 889s-643 245-889 0c-245-245-245-642 0-889 246-245 644-245 889 0z">
          <text:p/>
        </draw:path>
        <draw:frame draw:style-name="gr5" draw:text-style-name="P5" draw:layer="layout" svg:width="0.226cm" svg:height="0.259cm" svg:x="16.09cm" svg:y="1.363cm">
          <draw:text-box>
            <text:p text:style-name="P4"><text:span text:style-name="T1">…</text:span></text:p>
          </draw:text-box>
        </draw:frame>
        <draw:path draw:style-name="gr1" draw:text-style-name="P1" draw:layer="layout" svg:width="1.256cm" svg:height="1.256cm" svg:x="12.815cm" svg:y="5.194cm" svg:viewBox="0 0 1257 1257" svg:d="M1073 184c245 247 245 644 0 889s-644 245-889 0-245-642 0-889c245-245 644-245 889 0z">
          <text:p/>
        </draw:path>
        <draw:path draw:style-name="gr2" draw:text-style-name="P2" draw:layer="layout" svg:width="1.256cm" svg:height="1.256cm" svg:x="12.815cm" svg:y="5.194cm" svg:viewBox="0 0 1257 1257" svg:d="M1073 184c245 247 245 644 0 889s-644 245-889 0-245-642 0-889c245-245 644-245 889 0z">
          <text:p/>
        </draw:path>
        <draw:frame draw:style-name="gr6" draw:text-style-name="P6" draw:layer="layout" svg:width="0.349cm" svg:height="0.403cm" svg:x="16.027cm" svg:y="5.627cm">
          <draw:text-box>
            <text:p text:style-name="P4"><text:span text:style-name="T2">…</text:span></text:p>
          </draw:text-box>
        </draw:frame>
        <draw:polygon draw:style-name="gr3" draw:text-style-name="P3" draw:layer="layout" svg:width="0.136cm" svg:height="0.101cm" svg:x="15.378cm" svg:y="1.482cm" svg:viewBox="0 0 137 102" draw:points="137,43 0,0 5,102">
          <text:p/>
        </draw:polygon>
        <draw:polygon draw:style-name="gr4" draw:text-style-name="P2" draw:layer="layout" svg:width="0.136cm" svg:height="0.101cm" svg:x="15.378cm" svg:y="1.482cm" svg:viewBox="0 0 137 102" draw:points="137,43 0,0 5,102">
          <text:p/>
        </draw:polygon>
        <draw:path draw:style-name="gr1" draw:text-style-name="P1" draw:layer="layout" svg:width="1.256cm" svg:height="1.256cm" svg:x="18.331cm" svg:y="5.194cm" svg:viewBox="0 0 1257 1257" svg:d="M1073 184c245 247 245 644 0 889-246 245-644 245-889 0s-245-642 0-889c245-245 643-245 889 0z">
          <text:p/>
        </draw:path>
        <draw:path draw:style-name="gr2" draw:text-style-name="P2" draw:layer="layout" svg:width="1.256cm" svg:height="1.256cm" svg:x="18.331cm" svg:y="5.194cm" svg:viewBox="0 0 1257 1257" svg:d="M1073 184c245 247 245 644 0 889-246 245-644 245-889 0s-245-642 0-889c245-245 643-245 889 0z">
          <text:p/>
        </draw:path>
        <draw:line draw:style-name="gr2" draw:text-style-name="P2" draw:layer="layout" svg:x1="18.973cm" svg:y1="2.131cm" svg:x2="18.953cm" svg:y2="2.959cm">
          <text:p/>
        </draw:line>
        <draw:polygon draw:style-name="gr3" draw:text-style-name="P3" draw:layer="layout" svg:width="0.1cm" svg:height="0.133cm" svg:x="18.909cm" svg:y="2.87cm" svg:viewBox="0 0 101 134" draw:points="51,134 101,0 0,0">
          <text:p/>
        </draw:polygon>
        <draw:polygon draw:style-name="gr4" draw:text-style-name="P2" draw:layer="layout" svg:width="0.1cm" svg:height="0.133cm" svg:x="18.909cm" svg:y="2.87cm" svg:viewBox="0 0 101 134" draw:points="51,134 101,0 0,0">
          <text:p/>
        </draw:polygon>
        <draw:line draw:style-name="gr2" draw:text-style-name="P2" draw:layer="layout" svg:x1="13.732cm" svg:y1="5.245cm" svg:x2="15.764cm" svg:y2="1.943cm">
          <text:p/>
        </draw:line>
        <draw:polygon draw:style-name="gr3" draw:text-style-name="P3" draw:layer="layout" svg:width="0.131cm" svg:height="0.13cm" draw:transform="rotate (0.261799387799149) translate (15.6208640799796cm 1.99271527973542cm)" svg:viewBox="0 0 132 131" draw:points="132,0 0,60 73,131">
          <text:p/>
        </draw:polygon>
        <draw:polygon draw:style-name="gr4" draw:text-style-name="P2" draw:layer="layout" svg:width="0.131cm" svg:height="0.13cm" draw:transform="rotate (0.261799387799149) translate (15.6208640799796cm 1.99271527973542cm)" svg:viewBox="0 0 132 131" draw:points="132,0 0,60 73,131">
          <text:p/>
        </draw:polygon>
        <draw:frame draw:style-name="gr7" draw:text-style-name="P7" draw:layer="layout" svg:width="0.593cm" svg:height="0.66cm" svg:x="11.418cm" svg:y="1.16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7" draw:text-style-name="P7" draw:layer="layout" svg:width="0.7cm" svg:height="0.756cm" svg:x="13.101cm" svg:y="1.124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7" draw:text-style-name="P7" draw:layer="layout" svg:width="0.745cm" svg:height="0.756cm" svg:x="18.62cm" svg:y="1.124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7" draw:text-style-name="P7" draw:layer="layout" svg:width="0.712cm" svg:height="0.756cm" svg:x="13.101cm" svg:y="5.437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7" draw:text-style-name="P7" draw:layer="layout" svg:width="0.757cm" svg:height="0.756cm" svg:x="18.606cm" svg:y="5.437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path draw:style-name="gr1" draw:text-style-name="P1" draw:layer="layout" svg:width="1.256cm" svg:height="1.256cm" svg:x="15.573cm" svg:y="3.019cm" svg:viewBox="0 0 1257 1257" svg:d="M1073 184c245 247 245 644 0 889s-643 245-889 0c-245-245-245-642 0-889 246-245 644-245 889 0z">
          <text:p/>
        </draw:path>
        <draw:path draw:style-name="gr2" draw:text-style-name="P2" draw:layer="layout" svg:width="1.256cm" svg:height="1.256cm" svg:x="15.573cm" svg:y="3.019cm" svg:viewBox="0 0 1257 1257" svg:d="M1073 184c245 247 245 644 0 889s-643 245-889 0c-245-245-245-642 0-889 246-245 644-245 889 0z">
          <text:p/>
        </draw:path>
        <draw:path draw:style-name="gr1" draw:text-style-name="P1" draw:layer="layout" svg:width="1.256cm" svg:height="1.256cm" svg:x="12.815cm" svg:y="3.019cm" svg:viewBox="0 0 1257 1257" svg:d="M1073 184c245 247 245 644 0 889s-644 245-889 0-245-642 0-889c245-245 644-245 889 0z">
          <text:p/>
        </draw:path>
        <draw:path draw:style-name="gr2" draw:text-style-name="P2" draw:layer="layout" svg:width="1.256cm" svg:height="1.256cm" svg:x="12.815cm" svg:y="3.019cm" svg:viewBox="0 0 1257 1257" svg:d="M1073 184c245 247 245 644 0 889s-644 245-889 0-245-642 0-889c245-245 644-245 889 0z">
          <text:p/>
        </draw:path>
        <draw:frame draw:style-name="gr6" draw:text-style-name="P6" draw:layer="layout" svg:width="0.349cm" svg:height="0.403cm" svg:x="16.027cm" svg:y="3.452cm">
          <draw:text-box>
            <text:p text:style-name="P4"><text:span text:style-name="T2">…</text:span></text:p>
          </draw:text-box>
        </draw:frame>
        <draw:path draw:style-name="gr1" draw:text-style-name="P1" draw:layer="layout" svg:width="1.256cm" svg:height="1.256cm" svg:x="18.331cm" svg:y="3.019cm" svg:viewBox="0 0 1257 1257" svg:d="M1073 184c245 247 245 644 0 889-246 245-644 245-889 0s-245-642 0-889c245-245 643-245 889 0z">
          <text:p/>
        </draw:path>
        <draw:path draw:style-name="gr2" draw:text-style-name="P2" draw:layer="layout" svg:width="1.256cm" svg:height="1.256cm" svg:x="18.331cm" svg:y="3.019cm" svg:viewBox="0 0 1257 1257" svg:d="M1073 184c245 247 245 644 0 889-246 245-644 245-889 0s-245-642 0-889c245-245 643-245 889 0z">
          <text:p/>
        </draw:path>
        <draw:frame draw:style-name="gr7" draw:text-style-name="P7" draw:layer="layout" svg:width="0.713cm" svg:height="0.756cm" svg:x="13.101cm" svg:y="3.262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7" draw:text-style-name="P7" draw:layer="layout" svg:width="0.758cm" svg:height="0.756cm" svg:x="18.606cm" svg:y="3.262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line draw:style-name="gr2" draw:text-style-name="P2" draw:layer="layout" svg:x1="14.074cm" svg:y1="1.527cm" svg:x2="15.384cm" svg:y2="1.527cm">
          <text:p/>
        </draw:line>
        <draw:polygon draw:style-name="gr3" draw:text-style-name="P3" draw:layer="layout" svg:width="0.136cm" svg:height="0.101cm" svg:x="18.135cm" svg:y="1.483cm" svg:viewBox="0 0 137 102" draw:points="137,43 0,0 5,102">
          <text:p/>
        </draw:polygon>
        <draw:polygon draw:style-name="gr4" draw:text-style-name="P2" draw:layer="layout" svg:width="0.136cm" svg:height="0.101cm" svg:x="18.135cm" svg:y="1.483cm" svg:viewBox="0 0 137 102" draw:points="137,43 0,0 5,102">
          <text:p/>
        </draw:polygon>
        <draw:line draw:style-name="gr2" draw:text-style-name="P2" draw:layer="layout" svg:x1="16.831cm" svg:y1="1.528cm" svg:x2="18.141cm" svg:y2="1.528cm">
          <text:p/>
        </draw:line>
        <draw:frame draw:style-name="gr5" draw:text-style-name="P5" draw:layer="layout" svg:width="0.226cm" svg:height="0.259cm" svg:x="16.083cm" svg:y="1.364cm">
          <draw:text-box>
            <text:p text:style-name="P4"><text:span text:style-name="T1">…</text:span></text:p>
          </draw:text-box>
        </draw:frame>
        <draw:polygon draw:style-name="gr3" draw:text-style-name="P3" draw:layer="layout" svg:width="0.136cm" svg:height="0.101cm" svg:x="15.371cm" svg:y="1.483cm" svg:viewBox="0 0 137 102" draw:points="137,43 0,0 5,102">
          <text:p/>
        </draw:polygon>
        <draw:polygon draw:style-name="gr4" draw:text-style-name="P2" draw:layer="layout" svg:width="0.136cm" svg:height="0.101cm" svg:x="15.371cm" svg:y="1.483cm" svg:viewBox="0 0 137 102" draw:points="137,43 0,0 5,102">
          <text:p/>
        </draw:polygon>
        <draw:line draw:style-name="gr2" draw:text-style-name="P2" draw:layer="layout" svg:x1="14.067cm" svg:y1="1.528cm" svg:x2="15.377cm" svg:y2="1.528cm">
          <text:p/>
        </draw:line>
        <draw:line draw:style-name="gr2" draw:text-style-name="P2" draw:layer="layout" svg:x1="16.223cm" svg:y1="2.123cm" svg:x2="16.203cm" svg:y2="2.951cm">
          <text:p/>
        </draw:line>
        <draw:polygon draw:style-name="gr3" draw:text-style-name="P3" draw:layer="layout" svg:width="0.1cm" svg:height="0.133cm" svg:x="16.159cm" svg:y="2.862cm" svg:viewBox="0 0 101 134" draw:points="51,134 101,0 0,0">
          <text:p/>
        </draw:polygon>
        <draw:polygon draw:style-name="gr4" draw:text-style-name="P2" draw:layer="layout" svg:width="0.1cm" svg:height="0.133cm" svg:x="16.159cm" svg:y="2.862cm" svg:viewBox="0 0 101 134" draw:points="51,134 101,0 0,0">
          <text:p/>
        </draw:polygon>
        <draw:line draw:style-name="gr2" draw:text-style-name="P2" draw:layer="layout" svg:x1="13.433cm" svg:y1="2.129cm" svg:x2="13.413cm" svg:y2="2.957cm">
          <text:p/>
        </draw:line>
        <draw:polygon draw:style-name="gr3" draw:text-style-name="P3" draw:layer="layout" svg:width="0.1cm" svg:height="0.133cm" svg:x="13.369cm" svg:y="2.868cm" svg:viewBox="0 0 101 134" draw:points="51,134 101,0 0,0">
          <text:p/>
        </draw:polygon>
        <draw:polygon draw:style-name="gr4" draw:text-style-name="P2" draw:layer="layout" svg:width="0.1cm" svg:height="0.133cm" svg:x="13.369cm" svg:y="2.868cm" svg:viewBox="0 0 101 134" draw:points="51,134 101,0 0,0">
          <text:p/>
        </draw:polygon>
        <draw:line draw:style-name="gr8" draw:text-style-name="P8" draw:layer="layout" svg:x1="13.434cm" svg:y1="4.293cm" svg:x2="13.414cm" svg:y2="5.121cm">
          <text:p/>
        </draw:line>
        <draw:polygon draw:style-name="gr3" draw:text-style-name="P3" draw:layer="layout" svg:width="0.1cm" svg:height="0.133cm" svg:x="13.37cm" svg:y="5.032cm" svg:viewBox="0 0 101 134" draw:points="51,134 101,0 0,0">
          <text:p/>
        </draw:polygon>
        <draw:polygon draw:style-name="gr4" draw:text-style-name="P2" draw:layer="layout" svg:width="0.1cm" svg:height="0.133cm" svg:x="13.37cm" svg:y="5.032cm" svg:viewBox="0 0 101 134" draw:points="51,134 101,0 0,0">
          <text:p/>
        </draw:polygon>
        <draw:line draw:style-name="gr2" draw:text-style-name="P2" draw:layer="layout" svg:x1="16.216cm" svg:y1="4.294cm" svg:x2="16.196cm" svg:y2="5.122cm">
          <text:p/>
        </draw:line>
        <draw:polygon draw:style-name="gr3" draw:text-style-name="P3" draw:layer="layout" svg:width="0.1cm" svg:height="0.133cm" svg:x="16.152cm" svg:y="5.033cm" svg:viewBox="0 0 101 134" draw:points="51,134 101,0 0,0">
          <text:p/>
        </draw:polygon>
        <draw:polygon draw:style-name="gr4" draw:text-style-name="P2" draw:layer="layout" svg:width="0.1cm" svg:height="0.133cm" svg:x="16.152cm" svg:y="5.033cm" svg:viewBox="0 0 101 134" draw:points="51,134 101,0 0,0">
          <text:p/>
        </draw:polygon>
        <draw:line draw:style-name="gr2" draw:text-style-name="P2" draw:layer="layout" svg:x1="18.969cm" svg:y1="4.279cm" svg:x2="18.949cm" svg:y2="5.107cm">
          <text:p/>
        </draw:line>
        <draw:polygon draw:style-name="gr3" draw:text-style-name="P3" draw:layer="layout" svg:width="0.1cm" svg:height="0.133cm" svg:x="18.905cm" svg:y="5.018cm" svg:viewBox="0 0 101 134" draw:points="51,134 101,0 0,0">
          <text:p/>
        </draw:polygon>
        <draw:polygon draw:style-name="gr4" draw:text-style-name="P2" draw:layer="layout" svg:width="0.1cm" svg:height="0.133cm" svg:x="18.905cm" svg:y="5.018cm" svg:viewBox="0 0 101 134" draw:points="51,134 101,0 0,0">
          <text:p/>
        </draw:polygon>
        <draw:line draw:style-name="gr2" draw:text-style-name="P2" draw:layer="layout" svg:x1="16.477cm" svg:y1="5.245cm" svg:x2="18.509cm" svg:y2="1.943cm">
          <text:p/>
        </draw:line>
        <draw:polygon draw:style-name="gr3" draw:text-style-name="P3" draw:layer="layout" svg:width="0.131cm" svg:height="0.13cm" draw:transform="rotate (0.261799387799149) translate (18.3788640799796cm 1.98771527973542cm)" svg:viewBox="0 0 132 131" draw:points="132,0 0,60 73,131">
          <text:p/>
        </draw:polygon>
        <draw:polygon draw:style-name="gr4" draw:text-style-name="P2" draw:layer="layout" svg:width="0.131cm" svg:height="0.13cm" draw:transform="rotate (0.261799387799149) translate (18.3788640799796cm 1.98771527973542cm)" svg:viewBox="0 0 132 131" draw:points="132,0 0,60 73,131">
          <text:p/>
        </draw:polygon>
        <draw:frame draw:style-name="gr9" draw:text-style-name="P10" draw:layer="layout" svg:width="1.905cm" svg:height="0.762cm" svg:x="11.7cm" svg:y="4.356cm">
          <draw:text-box>
            <text:p text:style-name="P9"><text:span text:style-name="T3">Sampling</text:span></text:p>
          </draw:text-box>
        </draw:frame>
        <draw:frame draw:style-name="gr9" draw:text-style-name="P11" draw:layer="layout" svg:width="1.905cm" svg:height="0.762cm" svg:x="14.501cm" svg:y="4.356cm">
          <draw:text-box>
            <text:p text:style-name="P9"><text:span text:style-name="T3">Sampling</text:span></text:p>
          </draw:text-box>
        </draw:frame>
        <draw:frame draw:style-name="gr9" draw:text-style-name="P11" draw:layer="layout" svg:width="1.905cm" svg:height="0.762cm" svg:x="17.202cm" svg:y="4.356cm">
          <draw:text-box>
            <text:p text:style-name="P9"><text:span text:style-name="T3">S</text:span><text:span text:style-name="T3">a</text:span><text:span text:style-name="T3">m</text:span><text:span text:style-name="T3">p</text:span><text:span text:style-name="T3">l</text:span><text:span text:style-name="T3">i</text:span><text:span text:style-name="T3">n</text:span><text:span text:style-name="T3">g</text:span></text:p>
          </draw:text-box>
        </draw:frame>
        <draw:frame draw:style-name="gr10" draw:text-style-name="P13" draw:layer="layout" svg:width="7.128cm" svg:height="1.381cm" svg:x="12.684cm" svg:y="6.52cm">
          <draw:text-box>
            <text:p text:style-name="P12"><text:span text:style-name="T4">ا</text:span><text:span text:style-name="T4">ل</text:span><text:span text:style-name="T4">ف</text:span></text:p>
          </draw:text-box>
        </draw:frame>
        <draw:frame draw:style-name="gr10" draw:text-style-name="P13" draw:layer="layout" svg:width="7.128cm" svg:height="1.381cm" svg:x="1.884cm" svg:y="6.521cm">
          <draw:text-box>
            <text:p text:style-name="P12"><text:span text:style-name="T4">ب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puter Modern" svg:font-family="'Computer Modern'"/>
    <style:font-face style:name="HelveticaNeue" svg:font-family="HelveticaNeue"/>
    <style:font-face style:name="TimesNewRomanPS" svg:font-family="TimesNewRomanPS"/>
    <style:font-face style:name="IPAPMincho" svg:font-family="IPAPMincho" style:font-pitch="variable"/>
    <style:font-face style:name="Titr" svg:font-family="Tit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xx" style:country-asian="none" style:font-name-complex="Tahoma" style:font-size-complex="24pt" style:language-complex="fa" style:country-complex="IR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.812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2T17:54:33.885072138</meta:creation-date>
    <dc:date>2018-12-22T19:00:40.855707464</dc:date>
    <meta:editing-duration>PT24M9S</meta:editing-duration>
    <meta:editing-cycles>4</meta:editing-cycles>
    <meta:generator>LibreOffice/5.1.6.2$Linux_X86_64 LibreOffice_project/10m0$Build-2</meta:generator>
    <meta:document-statistic meta:object-count="148"/>
  </office:meta>
</office:document-meta>
</file>

<file path=Object 1/content.xml><?xml version="1.0" encoding="utf-8"?>
<math xmlns="http://www.w3.org/1998/Math/MathML" display="block">
  <semantics>
    <mi>Z</mi>
    <annotation encoding="StarMath 5.0">Z</annotation>
  </semantics>
</math>
</file>

<file path=Object 10/content.xml><?xml version="1.0" encoding="utf-8"?>
<math xmlns="http://www.w3.org/1998/Math/MathML" display="block">
  <semantics>
    <msub>
      <mi>h</mi>
      <mi>L</mi>
    </msub>
    <annotation encoding="StarMath 5.0">h_L</annotation>
  </semantics>
</math>
</file>

<file path=Object 1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2/content.xml><?xml version="1.0" encoding="utf-8"?>
<math xmlns="http://www.w3.org/1998/Math/MathML" display="block">
  <semantics>
    <msub>
      <mi>x</mi>
      <mi>L</mi>
    </msub>
    <annotation encoding="StarMath 5.0">x_L</annotation>
  </semantics>
</math>
</file>

<file path=Object 13/content.xml><?xml version="1.0" encoding="utf-8"?>
<math xmlns="http://www.w3.org/1998/Math/MathML" display="block">
  <semantics>
    <msub>
      <mi>q</mi>
      <mn>1</mn>
    </msub>
    <annotation encoding="StarMath 5.0">q_1</annotation>
  </semantics>
</math>
</file>

<file path=Object 14/content.xml><?xml version="1.0" encoding="utf-8"?>
<math xmlns="http://www.w3.org/1998/Math/MathML" display="block">
  <semantics>
    <msub>
      <mi>q</mi>
      <mi>L</mi>
    </msub>
    <annotation encoding="StarMath 5.0">q_L</annotation>
  </semantics>
</math>
</file>

<file path=Object 2/content.xml><?xml version="1.0" encoding="utf-8"?>
<math xmlns="http://www.w3.org/1998/Math/MathML" display="block">
  <semantics>
    <msub>
      <mi>h</mi>
      <mn>1</mn>
    </msub>
    <annotation encoding="StarMath 5.0">h_1</annotation>
  </semantics>
</math>
</file>

<file path=Object 3/content.xml><?xml version="1.0" encoding="utf-8"?>
<math xmlns="http://www.w3.org/1998/Math/MathML" display="block">
  <semantics>
    <msub>
      <mi>h</mi>
      <mi>L</mi>
    </msub>
    <annotation encoding="StarMath 5.0">h_L</annotation>
  </semantics>
</math>
</file>

<file path=Object 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5/content.xml><?xml version="1.0" encoding="utf-8"?>
<math xmlns="http://www.w3.org/1998/Math/MathML" display="block">
  <semantics>
    <msub>
      <mi>x</mi>
      <mi>L</mi>
    </msub>
    <annotation encoding="StarMath 5.0">x_L</annotation>
  </semantics>
</math>
</file>

<file path=Object 6/content.xml><?xml version="1.0" encoding="utf-8"?>
<math xmlns="http://www.w3.org/1998/Math/MathML" display="block">
  <semantics>
    <msub>
      <mi>q</mi>
      <mn>1</mn>
    </msub>
    <annotation encoding="StarMath 5.0">q_1</annotation>
  </semantics>
</math>
</file>

<file path=Object 7/content.xml><?xml version="1.0" encoding="utf-8"?>
<math xmlns="http://www.w3.org/1998/Math/MathML" display="block">
  <semantics>
    <msub>
      <mi>q</mi>
      <mi>L</mi>
    </msub>
    <annotation encoding="StarMath 5.0">q_L</annotation>
  </semantics>
</math>
</file>

<file path=Object 8/content.xml><?xml version="1.0" encoding="utf-8"?>
<math xmlns="http://www.w3.org/1998/Math/MathML" display="block">
  <semantics>
    <mi>Z</mi>
    <annotation encoding="StarMath 5.0">Z</annotation>
  </semantics>
</math>
</file>

<file path=Object 9/content.xml><?xml version="1.0" encoding="utf-8"?>
<math xmlns="http://www.w3.org/1998/Math/MathML" display="block">
  <semantics>
    <msub>
      <mi>h</mi>
      <mn>1</mn>
    </msub>
    <annotation encoding="StarMath 5.0">h_1</annotation>
  </semantics>
</math>
</file>